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f088" officeooo:paragraph-rsid="0000f088"/>
    </style:style>
    <style:style style:name="P2" style:family="paragraph" style:parent-style-name="Standard">
      <style:text-properties officeooo:rsid="0001e230" officeooo:paragraph-rsid="0001e230"/>
    </style:style>
    <style:style style:name="P3" style:family="paragraph" style:parent-style-name="Standard">
      <style:text-properties officeooo:rsid="00038620" officeooo:paragraph-rsid="00038620"/>
    </style:style>
    <style:style style:name="P4" style:family="paragraph" style:parent-style-name="Standard">
      <style:text-properties officeooo:rsid="0005221f" officeooo:paragraph-rsid="0005221f"/>
    </style:style>
    <style:style style:name="P5" style:family="paragraph" style:parent-style-name="Standard">
      <style:text-properties officeooo:rsid="0005cb27" officeooo:paragraph-rsid="0005cb27"/>
    </style:style>
    <style:style style:name="P6" style:family="paragraph" style:parent-style-name="Standard">
      <style:text-properties officeooo:rsid="00063d23" officeooo:paragraph-rsid="00063d23"/>
    </style:style>
    <style:style style:name="P7" style:family="paragraph" style:parent-style-name="Standard">
      <style:text-properties officeooo:rsid="0006e6ab" officeooo:paragraph-rsid="00063d23"/>
    </style:style>
    <style:style style:name="P8" style:family="paragraph" style:parent-style-name="Standard">
      <style:text-properties officeooo:rsid="0006e6ab" officeooo:paragraph-rsid="0006e6ab"/>
    </style:style>
    <style:style style:name="P9" style:family="paragraph" style:parent-style-name="Standard">
      <style:text-properties officeooo:rsid="0007b58a" officeooo:paragraph-rsid="0007b58a"/>
    </style:style>
    <style:style style:name="P10" style:family="paragraph" style:parent-style-name="Standard">
      <style:text-properties officeooo:rsid="00095831" officeooo:paragraph-rsid="00095831"/>
    </style:style>
    <style:style style:name="P11" style:family="paragraph" style:parent-style-name="Standard">
      <style:text-properties officeooo:rsid="000a7772" officeooo:paragraph-rsid="000a7772"/>
    </style:style>
    <style:style style:name="P12" style:family="paragraph" style:parent-style-name="Standard">
      <style:text-properties officeooo:rsid="000ac362" officeooo:paragraph-rsid="000ac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it a sec. I will checkin the port number which is wrong.</text:p>
      <text:p text:style-name="P1">Since this is only OES app of Uniapps we should use port 8009</text:p>
      <text:p text:style-name="P1"/>
      <text:p text:style-name="P1">ok</text:p>
      <text:p text:style-name="P1">wait</text:p>
      <text:p text:style-name="P1">actually, let me first fix this. Then i can checkin all changes later.</text:p>
      <text:p text:style-name="P1"/>
      <text:p text:style-name="P1">Acutally, we need to setup smtp username and password</text:p>
      <text:p text:style-name="P1">session discoonct kyuon hua?</text:p>
      <text:p text:style-name="P1">don’t know</text:p>
      <text:p text:style-name="P1"/>
      <text:p text:style-name="P1">hey! Smtp is already steup.</text:p>
      <text:p text:style-name="P1">Yes I thought other thisngs need to setup for smtp</text:p>
      <text:p text:style-name="P1">no, everything is in the imdentials nee to eb stup.</text:p>
      <text:p text:style-name="P1"/>
      <text:p text:style-name="P1"/>
      <text:p text:style-name="P1">So, let me show you how to recover password since smtp is setup and i’m recigin maail.</text:p>
      <text:p text:style-name="P1"/>
      <text:p text:style-name="P1">Whenver a setup is setup, it creates user wst and with email <text:a xlink:type="simple" xlink:href="mailto:devops@weshientech.in" text:style-name="Internet_20_link" text:visited-style-name="Visited_20_Internet_20_Link">devops@weshientech.in</text:a></text:p>
      <text:p text:style-name="P1">so, to that is how yo urecover password.</text:p>
      <text:p text:style-name="P1">Not through console did.</text:p>
      <text:p text:style-name="P1">This verification code is sent to devops@...</text:p>
      <text:p text:style-name="P1"/>
      <text:p text:style-name="P1"/>
      <text:p text:style-name="P2">that from email needs to be changed based on their requirement. </text:p>
      <text:p text:style-name="P2">I will leave it as is</text:p>
      <text:p text:style-name="P2">do you know their from email?</text:p>
      <text:p text:style-name="P2"/>
      <text:p text:style-name="P2">No will get by tommorow</text:p>
      <text:p text:style-name="P2">ok</text:p>
      <text:p text:style-name="P2"/>
      <text:p text:style-name="P2"/>
      <text:p text:style-name="P2">done.</text:p>
      <text:p text:style-name="P2">I think you know from here right?</text:p>
      <text:p text:style-name="P2">Yes</text:p>
      <text:p text:style-name="P2"/>
      <text:p text:style-name="P2">Now we will get url by today</text:p>
      <text:p text:style-name="P2">So pallning to setup this server to datacenter </text:p>
      <text:p text:style-name="P2">We got all aproval </text:p>
      <text:p text:style-name="P2"/>
      <text:p text:style-name="P2">awesome! I think we’re close. Alsmot there. we’ll get this working soon.</text:p>
      <text:p text:style-name="P2"/>
      <text:p text:style-name="P2">Yes, now once it is install we can get access to server via ssh</text:p>
      <text:p text:style-name="P2"/>
      <text:p text:style-name="P2"/>
      <text:p text:style-name="P2">kool. Actually your caps image neds to be updated.</text:p>
      <text:p text:style-name="P2">Let me push new image</text:p>
      <text:p text:style-name="P2"/>
      <text:p text:style-name="P2">we all need to setup nginx and lets encyrpt etc</text:p>
      <text:p text:style-name="P2">but then that has to happen from inside their network since certificate is generted based on ip address and domain</text:p>
      <text:p text:style-name="P2"/>
      <text:p text:style-name="P2"><text:soft-page-break/>Yes after we get ssh can we do it from our side?? or need to be in datacenter</text:p>
      <text:p text:style-name="P2"/>
      <text:p text:style-name="P2">We can do it from outside. But they’re opening port 7722?</text:p>
      <text:p text:style-name="P2">Yes we have clearly mention to Datacenter manager</text:p>
      <text:p text:style-name="P2">ok. it’s a little try to get it working since it gets directly into container.</text:p>
      <text:p text:style-name="P2"/>
      <text:p text:style-name="P2">Let me get back to you on that so that both we can agents can connect to the server from 7722</text:p>
      <text:p text:style-name="P2">ok noted</text:p>
      <text:p text:style-name="P2">ok</text:p>
      <text:p text:style-name="P2"/>
      <text:p text:style-name="P3">how did you pull this repo?</text:p>
      <text:p text:style-name="P3">Username password?</text:p>
      <text:p text:style-name="P3"/>
      <text:p text:style-name="P3">Globaly not set I have entered manually</text:p>
      <text:p text:style-name="P3"/>
      <text:p text:style-name="P3">basically those couchdb files should not be seen in docker repo. So ignored</text:p>
      <text:p text:style-name="P3"/>
      <text:p text:style-name="P3">that domain you have to change. Do you know domain for oes?</text:p>
      <text:p text:style-name="P3">Yes for admin admincbes.goa.gov.in and for agent examcbes.goa.gov.in</text:p>
      <text:p text:style-name="P3"/>
      <text:p text:style-name="P3">oh! we still have to setup exam server also?</text:p>
      <text:p text:style-name="P3"/>
      <text:p text:style-name="P3">Yes, you told me that we requied two dmains for setting up oes</text:p>
      <text:p text:style-name="P3">yes.</text:p>
      <text:p text:style-name="P3"/>
      <text:p text:style-name="P3"><text:s/>Wait let me checkin that docker file then</text:p>
      <text:p text:style-name="P4">is htis correcot?</text:p>
      <text:p text:style-name="P4"/>
      <text:p text:style-name="P4">Yes </text:p>
      <text:p text:style-name="P4"/>
      <text:p text:style-name="P4"/>
      <text:p text:style-name="P4"/>
      <text:p text:style-name="P4">ok</text:p>
      <text:p text:style-name="P2"/>
      <text:p text:style-name="P4">it is giving error becuse certificste is not there</text:p>
      <text:p text:style-name="P4"/>
      <text:p text:style-name="P4"/>
      <text:p text:style-name="P5">btw, you shouldnt have cloned it as root. Now eveythign needs to be done as roo.</text:p>
      <text:p text:style-name="P5"/>
      <text:p text:style-name="P5">Should use sudo instead</text:p>
      <text:p text:style-name="P5"/>
      <text:p text:style-name="P5">i forgot what were we doing?</text:p>
      <text:p text:style-name="P5"/>
      <text:p text:style-name="P5">Related exam server , you told that you will chekin</text:p>
      <text:p text:style-name="P5"/>
      <text:p text:style-name="P5"/>
      <text:p text:style-name="P5">yes, idid</text:p>
      <text:p text:style-name="P5"/>
      <text:p text:style-name="P5"/>
      <text:p text:style-name="P5">is that domain correct?</text:p>
      <text:p text:style-name="P5">Yes yet it is not map </text:p>
      <text:p text:style-name="P5"/>
      <text:p text:style-name="P5"><text:soft-page-break/>thats ok</text:p>
      <text:p text:style-name="P5"/>
      <text:p text:style-name="P5">so </text:p>
      <text:p text:style-name="P5">caps 8000</text:p>
      <text:p text:style-name="P5">oes 7000</text:p>
      <text:p text:style-name="P5">agent 9000</text:p>
      <text:p text:style-name="P5">ssh 7722</text:p>
      <text:p text:style-name="P5">https 443</text:p>
      <text:p text:style-name="P5">http 80</text:p>
      <text:p text:style-name="P5"/>
      <text:p text:style-name="P5">ok?</text:p>
      <text:p text:style-name="P5">yes</text:p>
      <text:p text:style-name="P5">ok</text:p>
      <text:p text:style-name="P5"/>
      <text:p text:style-name="P5"/>
      <text:p text:style-name="P5">whhhhhiel it is downloadign agent imgae</text:p>
      <text:p text:style-name="P5"/>
      <text:p text:style-name="P5">yes</text:p>
      <text:p text:style-name="P5"/>
      <text:p text:style-name="P5">so internet is slow so will let you know once donload finishaaaaaaaaaaaaaaaaaaaaaaaaaaaaaaaaaaaaaaaaaaaaaaaaaaaaaaaaaaaaaaaaaaaaaa</text:p>
      <text:p text:style-name="P5"/>
      <text:p text:style-name="P5"/>
      <text:p text:style-name="P5">ok fine. Ping me when it’s done/</text:p>
      <text:p text:style-name="P5">i will disconnect for now.</text:p>
      <text:p text:style-name="P5">Yes</text:p>
      <text:p text:style-name="P5"/>
      <text:p text:style-name="P5"/>
      <text:p text:style-name="P6">what happened to env? All empty?</text:p>
      <text:p text:style-name="P6">No idea </text:p>
      <text:p text:style-name="P6"/>
      <text:p text:style-name="P6">oops looke like i overriden it by git check out.</text:p>
      <text:p text:style-name="P6"/>
      <text:p text:style-name="P6">Can you add it again?</text:p>
      <text:p text:style-name="P6">Yes wait</text:p>
      <text:p text:style-name="P6"/>
      <text:p text:style-name="P6"/>
      <text:p text:style-name="P6">should I down all docker</text:p>
      <text:p text:style-name="P6"/>
      <text:p text:style-name="P6">yes and you need to pull caps image. I think you have old one.</text:p>
      <text:p text:style-name="P6">Ok wait</text:p>
      <text:p text:style-name="P6"/>
      <text:p text:style-name="P6">simply need to pull??</text:p>
      <text:p text:style-name="P6"/>
      <text:p text:style-name="P6">yes, that’s the only way to update. </text:p>
      <text:p text:style-name="P6"/>
      <text:p text:style-name="P6"/>
      <text:p text:style-name="P6">You are not pull code. Youa are pull docker image!</text:p>
      <text:p text:style-name="P6">Oh! so this is goint to take time?</text:p>
      <text:p text:style-name="P6">Yes </text:p>
      <text:p text:style-name="P6"/>
      <text:p text:style-name="P6">in that case you can pull it later.</text:p>
      <text:p text:style-name="P6"><text:soft-page-break/>let’s finish the setup.</text:p>
      <text:p text:style-name="P6">Yes </text:p>
      <text:p text:style-name="P6"/>
      <text:p text:style-name="P6"/>
      <text:p text:style-name="P6">we dont want the env file to be overwritten again os dont edit the same file </text:p>
      <text:p text:style-name="P6">add all </text:p>
      <text:p text:style-name="P7"/>
      <text:p text:style-name="P8">dont have other values</text:p>
      <text:p text:style-name="P8"/>
      <text:p text:style-name="P8">let me email you that</text:p>
      <text:p text:style-name="P8"/>
      <text:p text:style-name="P8">send . There is a mainrsa file required to connect to main server.</text:p>
      <text:p text:style-name="P8">It should be placeed in .wst dir</text:p>
      <text:p text:style-name="P8">ok</text:p>
      <text:p text:style-name="P8"/>
      <text:p text:style-name="P8"/>
      <text:p text:style-name="P8"/>
      <text:p text:style-name="P8">you need to create agent account on oes</text:p>
      <text:p text:style-name="P8"/>
      <text:p text:style-name="P8">ok now start the agent</text:p>
      <text:p text:style-name="P9">it tries to connect via that domain.so that is not setup yet.</text:p>
      <text:p text:style-name="P9">We</text:p>
      <text:p text:style-name="P9">lets see if we can do that with host i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hmmm...</text:p>
      <text:p text:style-name="P9">are you connected to hotel wifi?</text:p>
      <text:p text:style-name="P9">Yes <text:s/>mobile network is not proper thats why.</text:p>
      <text:p text:style-name="P9"/>
      <text:p text:style-name="P10">Well, then we have to waut</text:p>
      <text:p text:style-name="P10"/>
      <text:p text:style-name="P10"/>
      <text:p text:style-name="P10">enable nginx after you get certificate for all 3 domains.</text:p>
      <text:p text:style-name="P10">Btw, those certificstes are valid for 3 months. So we need to review every 3 months</text:p>
      <text:p text:style-name="P10"><text:s/>ok noted</text:p>
      <text:p text:style-name="P10"/>
      <text:p text:style-name="P10">it is good tosave to work dock so that we know wheat we’ve done.</text:p>
      <text:p text:style-name="P11">Btw, i hope nobody from nic has access to our server?</text:p>
      <text:p text:style-name="P11">No </text:p>
      <text:p text:style-name="P11">good.</text:p>
      <text:p text:style-name="P11">Nk we’re done. After this it should show connected.</text:p>
      <text:p text:style-name="P11"/>
      <text:p text:style-name="P11">Only thing that remains is to install it in their network and get certs.</text:p>
      <text:p text:style-name="P11">Yes will do it by tommorw</text:p>
      <text:p text:style-name="P11"/>
      <text:p text:style-name="P11">ok</text:p>
      <text:p text:style-name="P11"><text:soft-page-break/></text:p>
      <text:p text:style-name="P11">this is not a local network</text:p>
      <text:p text:style-name="P11"/>
      <text:p text:style-name="P11">h,, i am makeing these changest o work here locally but once you get the domain you should not need them</text:p>
      <text:p text:style-name="P11">ok?</text:p>
      <text:p text:style-name="P11">yes</text:p>
      <text:p text:style-name="P11"/>
      <text:p text:style-name="P11"/>
      <text:p text:style-name="P12">we’re done. I think. Verify everything one including cpas oes create a test push take etc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6:36:44.846975106</meta:creation-date>
    <dc:date>2020-10-06T19:20:59.654290069</dc:date>
    <meta:editing-duration>PT20M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26" meta:word-count="847" meta:character-count="4313" meta:non-whitespace-character-count="3575"/>
  </office:meta>
</office:document-meta>
</file>